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74.08333mm" fo:page-width="126.999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3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4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5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6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7">
      <style:graphic-properties draw:fill="solid" draw:fill-color="#bababa" draw:opacity="100.0%" draw:stroke="solid" svg:stroke-color="#dedede" draw:stroke-linejoin="round" svg:stroke-opacity="100.0%" svg:stroke-width="1.3229166mm"/>
    </style:style>
    <style:style style:family="graphic" style:name="style-8">
      <style:graphic-properties draw:fill="solid" draw:fill-color="#404040" draw:opacity="100.0%" draw:stroke="solid" svg:stroke-color="#919191" draw:stroke-linejoin="round" svg:stroke-opacity="100.0%" svg:stroke-width="1.3229166mm"/>
    </style:style>
    <style:style style:family="graphic" style:name="style-9">
      <style:graphic-properties draw:fill="solid" draw:fill-color="#404040" draw:opacity="100.0%" draw:stroke="solid" svg:stroke-color="#919191" draw:stroke-linejoin="round" svg:stroke-opacity="100.0%" svg:stroke-width="1.3229166mm"/>
    </style:style>
    <style:style style:family="graphic" style:name="style-10">
      <style:graphic-properties draw:fill="solid" draw:fill-color="#404040" draw:opacity="100.0%" draw:stroke="solid" svg:stroke-color="#919191" draw:stroke-linejoin="round" svg:stroke-opacity="100.0%" svg:stroke-width="1.3229166mm"/>
    </style:style>
    <style:style style:family="graphic" style:name="style-11">
      <style:graphic-properties draw:fill="solid" draw:fill-color="#404040" draw:opacity="100.0%" draw:stroke="solid" svg:stroke-color="#919191" draw:stroke-linejoin="round" svg:stroke-opacity="100.0%" svg:stroke-width="1.3229166mm"/>
    </style:style>
    <style:style style:family="graphic" style:name="style-12">
      <style:graphic-properties draw:fill="solid" draw:fill-color="#404040" draw:opacity="100.0%" draw:stroke="solid" svg:stroke-color="#919191" draw:stroke-linejoin="round" svg:stroke-opacity="100.0%" svg:stroke-width="1.3229166mm"/>
    </style:style>
    <style:style style:family="graphic" style:name="style-13">
      <style:graphic-properties draw:fill="solid" draw:fill-color="#404040" draw:opacity="100.0%" draw:stroke="solid" svg:stroke-color="#919191" draw:stroke-linejoin="round" svg:stroke-opacity="100.0%" svg:stroke-width="1.3229166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661.4585 0.0 C 420.47577 0.0 224.89583 195.57994 224.89583 436.56247 C 224.89583 610.0352 326.26642 758.9049 472.94287 829.30334 C 461.73312 1828.6921 0.8268229 1173.5033 0.8268229 1710.6965 L 0.0 1868.6198 L 1322.09 1868.6198 L 1321.2632 1710.6965 C 1321.2632 1173.5043 861.18585 1828.6835 849.9741 829.30334 C 996.2858 758.76904 1098.021 609.76874 1098.021 436.56247 C 1098.021 195.57994 902.44104 0.0 661.4585 0.0 z" svg:height="18.686197mm" draw:style-name="style-2" svg:viewBox="0.0 0.0 1322.09 1868.6198" svg:width="13.2209mm" svg:x="6.482291mm" svg:y="5.1593747mm"/>
            <draw:path svg:d="M 0.0 0.0 L 0.8268229 158.74998 C 0.8268229 957.7556 20.890196 1611.4368 660.6313 1980.7916 C 1309.5524 1606.1366 1321.2627 982.6968 1321.2627 158.74998 L 1321.2627 0.0 L 1093.0597 0.0 L 1093.0597 222.31795 L 775.55963 222.31795 L 775.55963 0.0 L 546.5297 0.0 L 546.5297 222.31795 L 228.20291 222.31795 L 228.20291 0.0 L 0.0 0.0 z" svg:height="19.807917mm" draw:style-name="style-3" svg:viewBox="0.0 0.0 1321.2627 1980.7916" svg:width="13.212627mm" svg:x="24.36187mm" svg:y="5.1593747mm"/>
            <draw:path svg:d="M 456.40622 496.73898 L 0.0 923.3796 L 218.28123 1174.7338 L 701.1458 1009.36914 C 701.1458 1009.36914 431.30804 1160.1442 198.43748 1393.015 C -36.539677 1627.9922 11.818965 2072.4368 96.00875 2259.5251 L 1408.9061 2259.5251 C 892.9687 1624.5254 1850.5059 1000.46265 1508.1249 407.4421 C 1174.7518 -169.9777 638.12036 -80.55276 314.27667 344.68027 C 363.6769 394.08063 410.7287 451.06125 456.40622 496.73898 z" svg:height="22.595253mm" draw:style-name="style-4" svg:viewBox="0.0 0.0 1583.9998 2259.5251" svg:width="15.839997mm" svg:x="43.84682mm" svg:y="5.1593757mm"/>
            <draw:path svg:d="M 661.4583 0.0 L 95.91145 469.6354 L 304.2708 1067.4283 C 195.91988 1165.06 127.33072 1306.2411 127.33072 1463.4764 C 127.33072 1644.4623 218.37651 1804.5399 356.36066 1900.8658 C 156.82585 1917.6953 19.843748 1950.0823 19.843748 1987.6821 C 19.843748 2032.0157 209.18619 2068.4053 468.80856 2081.1133 C 424.51138 2626.648 0.0 2179.2068 0.0 2694.6157 L 0.0 2852.5388 L 1321.263 2852.5388 L 1321.263 2694.6157 C 1321.263 2179.3787 896.98975 2625.3298 852.4544 2081.1133 C 1112.5039 2068.4446 1303.0729 2032.063 1303.0729 1987.6821 C 1303.0729 1950.0823 1165.2639 1917.6953 965.7291 1900.8658 C 1104.0193 1804.6481 1193.9323 1644.6799 1193.9323 1463.4764 C 1193.9323 1306.6583 1126.4961 1165.8594 1018.64575 1068.2551 L 1227.0051 469.6354 L 661.4583 0.0 z M 660.6315 355.53384 C 677.1219 355.53384 690.3971 368.80933 690.3971 385.29947 L 690.3971 529.1666 L 840.05206 529.1666 C 856.5425 529.1666 869.8177 540.2296 869.8177 553.9713 C 869.8177 567.7132 856.5425 578.776 840.05206 578.776 L 690.3971 578.776 L 690.3971 828.4765 C 690.3971 844.96674 677.1219 858.2421 660.6315 858.2421 C 644.14105 858.2421 630.86584 844.96674 630.86584 828.4765 L 630.86584 578.776 L 481.2109 578.776 C 464.7205 578.776 451.44528 567.7132 451.44528 553.9713 C 451.44528 540.2296 464.7205 529.1666 481.2109 529.1666 L 630.86584 529.1666 L 630.86584 385.29947 C 630.86584 368.80933 644.14105 355.53384 660.6315 355.53384 z" svg:height="28.525389mm" draw:style-name="style-5" svg:viewBox="0.0 0.0 1321.263 2852.5388" svg:width="13.212629mm" svg:x="65.13889mm" svg:y="5.1593747mm"/>
            <draw:path svg:d="M 726.7773 0.0 L 585.39056 525.03253 L 303.444 332.38278 L 270.3711 774.73303 L 0.0 730.0846 L 275.33203 1369.2186 L 285.2539 1369.2186 C 227.7348 1454.3379 193.47655 1557.3011 193.47655 1667.7018 C 193.47655 1857.0414 292.663 2022.1144 441.5234 2116.6665 C 227.22206 2132.9373 78.54736 2166.7798 78.54817 2205.9634 C 78.54817 2250.58 270.7861 2287.54 534.12756 2300.2212 C 485.14316 2882.0083 66.14583 2952.9644 66.14583 3234.531 L 66.14583 3392.4543 L 1387.4088 3392.4543 L 1386.5819 3234.531 C 1386.5819 2976.7837 967.81714 2892.5852 919.42706 2300.2212 C 1182.9841 2287.5598 1375.8324 2250.6038 1375.8333 2205.9634 C 1375.8333 2166.7798 1227.1586 2132.9373 1012.85803 2116.6665 C 1161.4827 2022.1292 1260.078 1856.8435 1260.078 1667.7018 C 1260.078 1557.3011 1226.6466 1454.3379 1169.1276 1369.2186 L 1179.0494 1369.2186 L 1454.3815 730.0846 L 1184.0104 774.73303 L 1150.1106 332.38278 L 868.164 525.03253 L 726.7773 0.0 z" svg:height="33.92454mm" draw:style-name="style-6" svg:viewBox="0.0 0.0 1454.3815 3392.4543" svg:width="14.543815mm" svg:x="84.86323mm" svg:y="5.1593747mm"/>
            <draw:path svg:d="M 582.0833 0.0 L 582.0833 287.73438 L 227.3763 287.73438 L 227.3763 479.55728 L 582.0833 479.55728 L 582.0833 833.43744 L 103.35286 1079.134 L 275.33203 1484.9739 C 183.5894 1580.7719 127.33072 1710.7092 127.33072 1853.7369 C 127.33072 2052.183 235.93198 2224.9897 396.87497 2316.7578 C 166.79294 2338.33 5.7877603 2387.2944 5.7877603 2444.0884 C 5.7877603 2505.5881 194.6635 2557.2363 455.5794 2575.5532 C 372.2649 3059.291 0.0 3131.0645 0.0 3614.0427 L 0.0 3771.966 L 1321.263 3771.966 L 1320.4362 3614.0427 C 1320.4362 3127.1443 942.419 3095.621 863.20306 2575.5532 C 1125.4149 2557.395 1315.4752 2505.7844 1315.4752 2444.0884 C 1315.4752 2387.2258 1154.0897 2338.2903 923.56116 2316.7578 C 1084.8441 2225.129 1193.9323 2052.4214 1193.9323 1853.7369 C 1193.9323 1717.4054 1142.582 1593.345 1058.3333 1499.0299 L 1244.3684 1079.134 L 765.638 833.43744 L 765.638 479.55728 L 1120.345 479.55728 L 1120.345 287.73438 L 765.638 287.73438 L 765.638 0.0 L 582.0833 0.0 z" svg:height="37.719658mm" draw:style-name="style-7" svg:viewBox="0.0 0.0 1321.263 3771.966" svg:width="13.212629mm" svg:x="105.91781mm" svg:y="5.1593747mm"/>
            <draw:path svg:d="M 660.6315 0.0 C 901.614 0.0 1097.194 195.57994 1097.194 436.56247 C 1097.194 610.0354 995.82336 758.9047 849.1471 829.30334 C 860.3568 1828.6924 1321.263 1173.503 1321.263 1710.6965 L 1322.0897 1868.6198 L 0.0 1868.6198 L 0.8268229 1710.6965 C 0.8268229 1173.5039 460.9037 1828.6835 472.11588 829.30334 C 325.80374 758.76904 224.069 609.7689 224.069 436.56247 C 224.069 195.57994 419.64896 0.0 660.6315 0.0 z" svg:height="18.686197mm" draw:style-name="style-8" svg:viewBox="0.0 0.0 1322.0897 1868.6198" svg:width="13.220898mm" svg:x="105.90954mm" svg:y="49.857418mm"/>
            <draw:path svg:d="M 1321.263 0.0 L 1320.4362 158.74998 C 1320.4362 957.7556 1300.3728 1611.4366 660.6315 1980.7915 C 11.710363 1606.1366 0.0 982.6968 0.0 158.74998 L 0.0 0.0 L 228.20311 0.0 L 228.20311 222.31766 L 545.7031 222.31766 L 545.7031 0.0 L 774.73303 0.0 L 774.73303 222.31766 L 1093.0598 222.31766 L 1093.0598 0.0 L 1321.263 0.0 z" svg:height="19.807915mm" draw:style-name="style-9" svg:viewBox="0.0 0.0 1321.263 1980.7915" svg:width="13.212629mm" svg:x="88.03823mm" svg:y="48.735703mm"/>
            <draw:path svg:d="M 1127.5934 496.73886 L 1583.9996 923.37946 L 1365.7184 1174.7336 L 882.8538 1009.3691 C 882.8538 1009.3691 1152.6912 1160.1443 1385.5621 1393.0149 C 1620.539 1627.9924 1572.1803 2072.4363 1487.9905 2259.5251 L 175.09348 2259.5251 C 691.03094 1624.5253 -266.50583 1000.4625 75.874725 407.44202 C 409.24744 -169.9779 945.8797 -80.55265 1269.723 344.68018 C 1220.3228 394.0804 1173.2714 451.06134 1127.5934 496.73886 z" svg:height="22.595253mm" draw:style-name="style-10" svg:viewBox="0.0 0.0 1583.9996 2259.5251" svg:width="15.839996mm" svg:x="65.92591mm" svg:y="45.948364mm"/>
            <draw:path svg:d="M 659.8046 0.0 L 1225.3514 469.6354 L 1016.9921 1067.4283 C 1125.3427 1165.06 1193.9323 1306.2408 1193.9323 1463.4764 C 1193.9323 1644.4623 1102.886 1804.5402 964.9023 1900.8658 C 1164.4366 1917.6953 1301.4188 1950.0823 1301.4188 1987.6821 C 1301.4188 2032.0157 1112.0764 2068.4055 852.4544 2081.1133 C 896.7516 2626.6475 1321.2626 2179.207 1321.2626 2694.6157 L 1321.2626 2852.5388 L 0.0 2852.5388 L 0.0 2694.6157 C 0.0 2179.3792 424.27316 2625.3298 468.80856 2081.1133 C 208.75905 2068.4443 18.190104 2032.063 18.190104 1987.6821 C 18.190104 1950.0823 155.99944 1917.6953 355.53384 1900.8658 C 217.24367 1804.6483 127.33072 1644.6799 127.33072 1463.4764 C 127.33072 1306.6583 194.76726 1165.8594 302.61716 1068.2551 L 94.257805 469.6354 L 659.8046 0.0 z M 660.6315 355.53384 C 644.1414 355.53384 630.86584 368.80942 630.86584 385.29947 L 630.86584 529.1666 L 481.2109 529.1666 C 464.7209 529.1666 451.44528 540.22986 451.44528 553.9713 C 451.44528 567.7132 464.7209 578.776 481.2109 578.776 L 630.86584 578.776 L 630.86584 828.4765 C 630.86584 844.96655 644.1414 858.2421 660.6315 858.2421 C 677.1215 858.2421 690.3971 844.96655 690.3971 828.4765 L 690.3971 578.776 L 840.05206 578.776 C 856.54205 578.776 869.8177 567.7132 869.8177 553.9713 C 869.8177 540.22986 856.54205 529.1666 840.05206 529.1666 L 690.3971 529.1666 L 690.3971 385.29947 C 690.3971 368.80942 677.1215 355.53384 660.6315 355.53384 z" svg:height="28.525389mm" draw:style-name="style-11" svg:viewBox="0.0 0.0 1321.2626 2852.5388" svg:width="13.2126255mm" svg:x="47.261204mm" svg:y="40.018227mm"/>
            <draw:path svg:d="M 727.6041 0.0 L 868.99084 525.03253 L 1150.9375 332.38278 L 1184.0104 774.73303 L 1454.3815 730.0846 L 1179.0494 1369.2186 L 1169.1276 1369.2186 C 1226.6466 1454.3379 1260.9049 1557.3011 1260.9049 1667.7018 C 1260.9049 1857.0414 1161.7184 2022.1144 1012.85803 2116.6665 C 1227.1589 2132.9373 1375.8336 2166.7798 1375.8333 2205.9634 C 1375.8333 2250.58 1183.5953 2287.54 920.25385 2300.2212 C 969.23785 2882.0083 1388.2356 2952.9648 1388.2356 3234.531 L 1388.2356 3392.4543 L 66.97266 3392.4543 L 67.79948 3234.531 C 67.79948 2976.7837 486.56467 2892.585 534.9544 2300.2212 C 271.39694 2287.5598 78.54858 2250.6038 78.54817 2205.9634 C 78.54817 2166.7798 227.22287 2132.9373 441.5234 2116.6665 C 292.89917 2022.129 194.30338 1856.8435 194.30338 1667.7018 C 194.30338 1557.3011 227.7348 1454.3379 285.2539 1369.2186 L 275.33203 1369.2186 L 0.0 730.0846 L 270.3711 774.73303 L 304.2708 332.38278 L 586.2174 525.03253 L 727.6041 0.0 z" svg:height="33.92454mm" draw:style-name="style-12" svg:viewBox="0.0 0.0 1454.3815 3392.4543" svg:width="14.543815mm" svg:x="26.205683mm" svg:y="34.619072mm"/>
            <draw:path svg:d="M 739.1796 0.0 L 739.1796 287.73438 L 1093.8867 287.73438 L 1093.8867 479.55728 L 739.1796 479.55728 L 739.1796 833.43744 L 1217.91 1079.1338 L 1045.9309 1484.9739 C 1137.674 1580.7719 1193.9323 1710.709 1193.9323 1853.7369 C 1193.932 2052.1833 1085.3314 2224.9897 924.388 2316.7578 C 1154.4698 2338.33 1315.4752 2387.2944 1315.4752 2444.0884 C 1315.4752 2505.5881 1126.5996 2557.2363 865.68353 2575.5532 C 948.99786 3059.2915 1321.263 3131.0645 1321.263 3614.0427 L 1321.263 3771.966 L 0.0 3771.966 L 0.8268229 3614.0427 C 0.8265201 3127.1443 378.84393 3095.6216 458.05988 2575.5532 C 195.84822 2557.395 5.7877603 2505.7844 5.7877603 2444.0884 C 5.7877603 2387.2258 167.17294 2338.2903 397.7018 2316.7578 C 236.41916 2225.129 127.33072 2052.4214 127.33072 1853.7369 C 127.33072 1717.4052 178.68135 1593.345 262.9297 1499.0299 L 76.89452 1079.1338 L 555.625 833.43744 L 555.625 479.55728 L 200.91795 479.55728 L 200.91795 287.73438 L 555.625 287.73438 L 555.625 0.0 L 739.1796 0.0 z" svg:height="37.719658mm" draw:style-name="style-13" svg:viewBox="0.0 0.0 1321.263 3771.966" svg:width="13.212629mm" svg:x="6.482291mm" svg:y="30.823957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74.08333mm" fo:page-width="126.999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